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-Roman" svg:font-family="Times-Roman" style:font-family-generic="roman"/>
    <style:font-face style:name="ArialMT" svg:font-family="ArialMT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rialMT" fo:font-size="12pt" style:font-name-asian="ArialMT" style:font-size-asian="12pt" style:font-name-complex="ArialMT" style:font-size-complex="12pt"/>
    </style:style>
    <style:style style:name="P2" style:family="paragraph" style:parent-style-name="Standard" style:list-style-name="L1">
      <style:paragraph-properties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3" style:family="paragraph" style:parent-style-name="Standard">
      <style:text-properties style:use-window-font-color="true" style:font-name="Times-Roman" fo:font-size="12pt" fo:font-weight="bold" style:font-name-asian="Times-Roman" style:font-size-asian="12pt" style:font-weight-asian="bold" style:font-name-complex="Times-Roman" style:font-size-complex="12pt" style:font-weight-complex="bold"/>
    </style:style>
    <style:style style:name="P4" style:family="paragraph" style:parent-style-name="Standard">
      <style:paragraph-properties fo:margin-left="1.27cm" fo:margin-right="0cm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ArialMT" fo:font-size="12pt" fo:font-style="italic" fo:font-weight="bold" style:font-name-asian="ArialMT" style:font-size-asian="12pt" style:font-style-asian="italic" style:font-weight-asian="bold" style:font-name-complex="ArialMT" style:font-size-complex="12pt" style:font-style-complex="italic" style:font-weight-complex="bold"/>
    </style:style>
    <style:style style:name="P5" style:family="paragraph" style:parent-style-name="Standard">
      <style:paragraph-properties fo:margin-left="1.27cm" fo:margin-right="0cm" fo:text-indent="-1.27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ArialMT" fo:font-size="12pt" fo:font-style="italic" fo:font-weight="normal" style:font-name-asian="ArialMT" style:font-size-asian="12pt" style:font-style-asian="italic" style:font-weight-asian="normal" style:font-name-complex="ArialMT" style:font-size-complex="12pt" style:font-style-complex="italic" style:font-weight-complex="normal"/>
    </style:style>
    <style:style style:name="P6" style:family="paragraph" style:parent-style-name="Standard">
      <style:paragraph-properties fo:margin-left="2.54cm" fo:margin-right="0cm" fo:text-indent="-2.54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ArialMT" fo:font-size="12pt" style:font-name-asian="ArialMT" style:font-size-asian="12pt" style:font-name-complex="ArialMT" style:font-size-complex="12pt"/>
    </style:style>
    <style:style style:name="P7" style:family="paragraph" style:parent-style-name="Standard">
      <style:paragraph-properties fo:margin-left="2.54cm" fo:margin-right="0cm" fo:text-indent="-2.54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ArialMT" fo:font-size="12pt" fo:font-style="italic" fo:font-weight="bold" style:font-name-asian="ArialMT" style:font-size-asian="12pt" style:font-style-asian="italic" style:font-weight-asian="bold" style:font-name-complex="ArialMT" style:font-size-complex="12pt" style:font-style-complex="italic" style:font-weight-complex="bold"/>
    </style:style>
    <style:style style:name="P8" style:family="paragraph" style:parent-style-name="Standard">
      <style:paragraph-properties fo:margin-left="2.54cm" fo:margin-right="0cm" fo:text-indent="-2.54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ArialMT" fo:font-size="12pt" fo:font-style="italic" style:font-name-asian="ArialMT" style:font-size-asian="12pt" style:font-style-asian="italic" style:font-name-complex="ArialMT" style:font-size-complex="12pt" style:font-style-complex="italic"/>
    </style:style>
    <style:style style:name="P9" style:family="paragraph" style:parent-style-name="Standard">
      <style:paragraph-properties fo:margin-left="3.81cm" fo:margin-right="0cm" fo:text-indent="-3.81cm" style:auto-text-indent="false" style:text-autospace="none">
        <style:tab-stops>
          <style:tab-stop style:position="-0.882cm"/>
          <style:tab-stop style:position="0cm"/>
        </style:tab-stops>
      </style:paragraph-properties>
      <style:text-properties style:use-window-font-color="true" style:font-name="ArialMT" fo:font-size="12pt" style:font-name-asian="ArialMT" style:font-size-asian="12pt" style:font-name-complex="ArialMT" style:font-size-complex="12pt"/>
    </style:style>
    <style:style style:name="P10" style:family="paragraph" style:parent-style-name="Title" style:master-page-name="Standard">
      <style:paragraph-properties style:page-number="auto"/>
    </style:style>
    <style:style style:name="T1" style:family="text">
      <style:text-properties style:font-name="Times-Roman" fo:font-weight="bold" style:font-name-asian="Times-Roman" style:font-weight-asian="bold" style:font-name-complex="Times-Roman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imulation Results <text:bookmark text:name="_GoBack"/>&amp; Analysis</text:p>
      <text:p text:style-name="Subtitle"/>
      <text:p text:style-name="P3">Simulation Results &amp; Analysis 6000</text:p>
      <text:list xml:id="list6360221502833930709" text:style-name="L1">
        <text:list-item>
          <text:p text:style-name="P2">Analysis Overview</text:p>
          <text:list>
            <text:list-item>
              <text:p text:style-name="P2">Simulation Approach</text:p>
            </text:list-item>
            <text:list-item>
              <text:p text:style-name="P2">Model Analysis Approach</text:p>
            </text:list-item>
          </text:list>
        </text:list-item>
        <text:list-item>
          <text:p text:style-name="P2">Results </text:p>
          <text:list>
            <text:list-item>
              <text:p text:style-name="P2">Tests Carried out</text:p>
            </text:list-item>
            <text:list-item>
              <text:p text:style-name="P2">What they show</text:p>
            </text:list-item>
            <text:list-item>
              <text:p text:style-name="P2">Any use?</text:p>
            </text:list-item>
          </text:list>
        </text:list-item>
        <text:list-item>
          <text:p text:style-name="P2">Model Analysis (with view to commercial)</text:p>
          <text:list>
            <text:list-item>
              <text:p text:style-name="P2">Comparison to SandTable</text:p>
              <text:list>
                <text:list-item>
                  <text:p text:style-name="P2">Scale</text:p>
                </text:list-item>
                <text:list-item>
                  <text:p text:style-name="P2">Implementation</text:p>
                </text:list-item>
                <text:list-item>
                  <text:p text:style-name="P2">Changes</text:p>
                </text:list-item>
              </text:list>
            </text:list-item>
            <text:list-item>
              <text:p text:style-name="P2">Considerations</text:p>
              <text:list>
                <text:list-item>
                  <text:p text:style-name="P2">e.g. Balancing</text:p>
                </text:list-item>
              </text:list>
            </text:list-item>
            <text:list-item>
              <text:p text:style-name="P2">Weaknesses</text:p>
              <text:list>
                <text:list-item>
                  <text:p text:style-name="P2">How to fix/fixability</text:p>
                </text:list-item>
                <text:list-item>
                  <text:p text:style-name="P2"/>
                </text:list-item>
              </text:list>
            </text:list-item>
            <text:list-item>
              <text:p text:style-name="P2">Future Additions</text:p>
            </text:list-item>
          </text:list>
        </text:list-item>
      </text:list>
      <text:p text:style-name="P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-Roman" svg:font-family="Times-Roman" style:font-family-generic="roman"/>
    <style:font-face style:name="ArialMT" svg:font-family="ArialMT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635cm" text:min-label-width="0.635cm"/>
      </text:list-level-style-bullet>
      <text:list-level-style-bullet text:level="2" text:style-name="RTF_5f_Num_20_2_20_2" style:num-suffix="." text:bullet-char="◦">
        <style:list-level-properties text:space-before="1.905cm" text:min-label-width="0.635cm"/>
      </text:list-level-style-bullet>
      <text:list-level-style-bullet text:level="3" text:style-name="RTF_5f_Num_20_2_20_3" style:num-suffix="." text:bullet-char="▪">
        <style:list-level-properties text:space-before="3.175cm" text:min-label-width="0.635cm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style:num-suffix="." text:bullet-char="•">
        <style:list-level-properties text:space-before="0.635cm" text:min-label-width="0.635cm"/>
      </text:list-level-style-bullet>
      <text:list-level-style-bullet text:level="2" text:style-name="RTF_5f_Num_20_3_20_2" style:num-suffix="." text:bullet-char="◦">
        <style:list-level-properties text:space-before="1.905cm" text:min-label-width="0.635cm"/>
      </text:list-level-style-bullet>
      <text:list-level-style-bullet text:level="3" text:style-name="RTF_5f_Num_20_3_20_3" style:num-suffix="." text:bullet-char="▪">
        <style:list-level-properties text:space-before="3.175cm" text:min-label-width="0.635cm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0.635cm" text:min-label-width="0.635cm"/>
      </text:list-level-style-bullet>
      <text:list-level-style-bullet text:level="2" text:style-name="RTF_5f_Num_20_4_20_2" style:num-suffix="." text:bullet-char="◦">
        <style:list-level-properties text:space-before="1.905cm" text:min-label-width="0.635cm"/>
      </text:list-level-style-bullet>
      <text:list-level-style-bullet text:level="3" text:style-name="RTF_5f_Num_20_4_20_3" style:num-suffix="." text:bullet-char="▪">
        <style:list-level-properties text:space-before="3.175cm" text:min-label-width="0.635cm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bullet text:level="1" text:style-name="RTF_5f_Num_20_5_20_1" style:num-suffix="." text:bullet-char="•">
        <style:list-level-properties text:space-before="0.635cm" text:min-label-width="0.635cm"/>
      </text:list-level-style-bullet>
      <text:list-level-style-bullet text:level="2" text:style-name="RTF_5f_Num_20_5_20_2" style:num-suffix="." text:bullet-char="◦">
        <style:list-level-properties text:space-before="1.905cm" text:min-label-width="0.635cm"/>
      </text:list-level-style-bullet>
      <text:list-level-style-bullet text:level="3" text:style-name="RTF_5f_Num_20_5_20_3" style:num-suffix="." text:bullet-char="▪">
        <style:list-level-properties text:space-before="3.175cm" text:min-label-width="0.635cm"/>
      </text:list-level-style-bullet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</meta:initial-creator>
    <meta:editing-cycles>2</meta:editing-cycles>
    <meta:creation-date>2013-03-25T16:04:00</meta:creation-date>
    <dc:date>2013-04-09T15:58:19</dc:date>
    <meta:editing-duration>PT1S</meta:editing-duration>
    <meta:generator>OpenOffice.org/3.4.1$Unix OpenOffice.org_project/341m1$Build-9593</meta:generator>
    <meta:document-statistic meta:table-count="0" meta:image-count="0" meta:object-count="0" meta:page-count="1" meta:paragraph-count="19" meta:word-count="63" meta:character-count="35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